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non greedy</text:p>
          </table:table-cell>
          <table:table-cell table:number-columns-repeated="2"/>
          <table:table-cell office:value-type="string" calcext:value-type="string">
            <text:p>gre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optimum</text:p>
          </table:table-cell>
          <table:table-cell office:value-type="string" calcext:value-type="string">
            <text:p>solution 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petitions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petitions</text:p>
          </table:table-cell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7542" calcext:value-type="float">
            <text:p>7542</text:p>
          </table:table-cell>
          <table:table-cell office:value-type="float" office:value="8582" calcext:value-type="float">
            <text:p>8582</text:p>
          </table:table-cell>
          <table:table-cell office:value-type="float" office:value="16443" calcext:value-type="float">
            <text:p>16443</text:p>
          </table:table-cell>
          <table:table-cell office:value-type="float" office:value="90000" calcext:value-type="float">
            <text:p>90000</text:p>
          </table:table-cell>
          <table:table-cell office:value-type="float" office:value="8809" calcext:value-type="float">
            <text:p>8809</text:p>
          </table:table-cell>
          <table:table-cell office:value-type="float" office:value="3782" calcext:value-type="float">
            <text:p>3782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brd14051</text:p>
          </table:table-cell>
          <table:table-cell office:value-type="float" office:value="469385" calcext:value-type="float">
            <text:p>469385</text:p>
          </table:table-cell>
          <table:table-cell office:value-type="float" office:value="533464" calcext:value-type="float">
            <text:p>533464</text:p>
          </table:table-cell>
          <table:table-cell office:value-type="float" office:value="44569" calcext:value-type="float">
            <text:p>44569</text:p>
          </table:table-cell>
          <table:table-cell/>
          <table:table-cell office:value-type="float" office:value="566712" calcext:value-type="float">
            <text:p>566712</text:p>
          </table:table-cell>
          <table:table-cell office:value-type="float" office:value="49175" calcext:value-type="float">
            <text:p>49175</text:p>
          </table:table-cell>
          <table:table-cell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182566" calcext:value-type="float">
            <text:p>182566</text:p>
          </table:table-cell>
          <table:table-cell office:value-type="float" office:value="208425" calcext:value-type="float">
            <text:p>208425</text:p>
          </table:table-cell>
          <table:table-cell office:value-type="float" office:value="3677" calcext:value-type="float">
            <text:p>3677</text:p>
          </table:table-cell>
          <table:table-cell office:value-type="float" office:value="2" calcext:value-type="float">
            <text:p>2</text:p>
          </table:table-cell>
          <table:table-cell office:value-type="float" office:value="223303" calcext:value-type="float">
            <text:p>22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5915</text:p>
          </table:table-cell>
          <table:table-cell office:value-type="float" office:value="565530" calcext:value-type="float">
            <text:p>565530</text:p>
          </table:table-cell>
          <table:table-cell office:value-type="float" office:value="624994" calcext:value-type="float">
            <text:p>624994</text:p>
          </table:table-cell>
          <table:table-cell office:value-type="float" office:value="3056" calcext:value-type="float">
            <text:p>3056</text:p>
          </table:table-cell>
          <table:table-cell/>
          <table:table-cell office:value-type="float" office:value="660009" calcext:value-type="float">
            <text:p>660009</text:p>
          </table:table-cell>
          <table:table-cell office:value-type="float" office:value="3115" calcext:value-type="float">
            <text:p>3115</text:p>
          </table:table-cell>
          <table:table-cell/>
        </table:table-row>
        <table:table-row table:style-name="ro1">
          <table:table-cell office:value-type="string" calcext:value-type="string">
            <text:p>rl5934</text:p>
          </table:table-cell>
          <table:table-cell office:value-type="float" office:value="556045" calcext:value-type="float">
            <text:p>556045</text:p>
          </table:table-cell>
          <table:table-cell office:value-type="float" office:value="615674" calcext:value-type="float">
            <text:p>615674</text:p>
          </table:table-cell>
          <table:table-cell office:value-type="float" office:value="3126" calcext:value-type="float">
            <text:p>3126</text:p>
          </table:table-cell>
          <table:table-cell/>
          <table:table-cell office:value-type="float" office:value="643754" calcext:value-type="float">
            <text:p>643754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string" calcext:value-type="string">
            <text:p>pcb3038</text:p>
          </table:table-cell>
          <table:table-cell office:value-type="float" office:value="137694" calcext:value-type="float">
            <text:p>137694</text:p>
          </table:table-cell>
          <table:table-cell office:value-type="float" office:value="155998" calcext:value-type="float">
            <text:p>155998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163745" calcext:value-type="float">
            <text:p>163745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378032" calcext:value-type="float">
            <text:p>378032</text:p>
          </table:table-cell>
          <table:table-cell office:value-type="float" office:value="427127" calcext:value-type="float">
            <text:p>427127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446635" calcext:value-type="float">
            <text:p>446635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vm1748</text:p>
          </table:table-cell>
          <table:table-cell office:value-type="float" office:value="336556" calcext:value-type="float">
            <text:p>336556</text:p>
          </table:table-cell>
          <table:table-cell office:value-type="float" office:value="382582" calcext:value-type="float">
            <text:p>382582</text:p>
          </table:table-cell>
          <table:table-cell office:value-type="float" office:value="3107" calcext:value-type="float">
            <text:p>3107</text:p>
          </table:table-cell>
          <table:table-cell office:value-type="float" office:value="20" calcext:value-type="float">
            <text:p>20</text:p>
          </table:table-cell>
          <table:table-cell office:value-type="float" office:value="398304" calcext:value-type="float">
            <text:p>398304</text:p>
          </table:table-cell>
          <table:table-cell office:value-type="float" office:value="3130" calcext:value-type="float">
            <text:p>31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a13509</text:p>
          </table:table-cell>
          <table:table-cell office:value-type="float" office:value="19982859" calcext:value-type="float">
            <text:p>19982859</text:p>
          </table:table-cell>
          <table:table-cell table:number-columns-repeated="3"/>
          <table:table-cell office:value-type="string" calcext:value-type="string">
            <text:p>2.4433e+07</text:p>
          </table:table-cell>
          <table:table-cell office:value-type="float" office:value="40197" calcext:value-type="float">
            <text:p>4019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</meta:initial-creator>
    <meta:creation-date>2017-07-18T19:49:31.302663714</meta:creation-date>
    <dc:date>2017-07-18T20:35:38.278331916</dc:date>
    <dc:creator>Thiago </dc:creator>
    <meta:editing-duration>PT15M45S</meta:editing-duration>
    <meta:editing-cycles>3</meta:editing-cycles>
    <meta:generator>LibreOffice/4.3.3.2$Linux_X86_64 LibreOffice_project/430m0$Build-2</meta:generator>
    <meta:document-statistic meta:table-count="1" meta:cell-count="67" meta:object-count="0"/>
  </office:meta>
</office:document-meta>
</file>